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fo:min-height="0.05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2.919cm" svg:height="1.177cm" svg:x="5.5cm" svg:y="3.023cm">
          <text:p text:style-name="P1">usuario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3cm" svg:height="1.3cm" svg:x="10.8cm" svg:y="1.123cm">
          <text:p text:style-name="P1"><text:span text:style-name="T1">R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5cm" svg:height="1cm" svg:x="11cm" svg:y="2.923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9cm" svg:height="1.1cm" svg:x="11.2cm" svg:y="4.323cm">
          <text:p text:style-name="P1">a_pater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cm" svg:height="1.3cm" svg:x="11.3cm" svg:y="5.723cm">
          <text:p text:style-name="P1">a_mater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8cm" svg:height="1.2cm" svg:x="11.7cm" svg:y="7.423cm">
          <text:p text:style-name="P1">Pa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419cm" svg:y1="3.611cm" svg:x2="10.8cm" svg:y2="1.773cm" draw:start-shape="id1" draw:start-glue-point="1" draw:end-shape="id2" draw:end-glue-point="6" svg:d="M8419 3611h1190v-1838h1191" svg:viewBox="0 0 2382 1839">
          <text:p/>
        </draw:connector>
        <draw:connector draw:style-name="gr2" draw:text-style-name="P1" draw:layer="layout" svg:x1="8.419cm" svg:y1="3.611cm" svg:x2="11cm" svg:y2="3.423cm" draw:start-shape="id1" draw:start-glue-point="1" draw:end-shape="id3" draw:end-glue-point="6" svg:d="M8419 3611h1290v-188h1291" svg:viewBox="0 0 2582 189">
          <text:p/>
        </draw:connector>
        <draw:connector draw:style-name="gr2" draw:text-style-name="P1" draw:layer="layout" svg:x1="8.419cm" svg:y1="3.611cm" svg:x2="11.2cm" svg:y2="4.873cm" draw:start-shape="id1" draw:start-glue-point="1" draw:end-shape="id4" draw:end-glue-point="6" svg:d="M8419 3611h1390v1262h1391" svg:viewBox="0 0 2782 1263">
          <text:p/>
        </draw:connector>
        <draw:connector draw:style-name="gr2" draw:text-style-name="P1" draw:layer="layout" svg:x1="8.419cm" svg:y1="3.611cm" svg:x2="11.3cm" svg:y2="6.373cm" draw:start-shape="id1" draw:start-glue-point="1" draw:end-shape="id5" draw:end-glue-point="6" svg:d="M8419 3611h1440v2762h1441" svg:viewBox="0 0 2882 2763">
          <text:p/>
        </draw:connector>
        <draw:connector draw:style-name="gr2" draw:text-style-name="P1" draw:layer="layout" svg:x1="8.419cm" svg:y1="3.611cm" svg:x2="11.7cm" svg:y2="8.023cm" draw:start-shape="id1" draw:start-glue-point="1" draw:end-shape="id6" draw:end-glue-point="6" svg:d="M8419 3611h1640v4412h1641" svg:viewBox="0 0 3282 4413">
          <text:p/>
        </draw:connector>
        <draw:custom-shape draw:style-name="gr1" draw:text-style-name="P1" xml:id="id7" draw:id="id7" draw:layer="layout" svg:width="2.8cm" svg:height="2.6cm" svg:x="5.119cm" svg:y="7.8cm">
          <text:p text:style-name="P1">visi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6.959cm" svg:y1="4.2cm" svg:x2="6.519cm" svg:y2="7.8cm" draw:start-shape="id1" draw:start-glue-point="2" draw:end-shape="id7" draw:end-glue-point="4" svg:d="M6959 4200v1800h-440v1800" svg:viewBox="0 0 441 3601">
          <text:p/>
        </draw:connector>
        <draw:custom-shape draw:style-name="gr1" draw:text-style-name="P1" xml:id="id8" draw:id="id8" draw:layer="layout" svg:width="2.9cm" svg:height="1.4cm" svg:x="8.4cm" svg:y="14.062cm">
          <text:p text:style-name="P1">lugar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519cm" svg:y1="10.4cm" svg:x2="9.85cm" svg:y2="14.062cm" draw:start-shape="id7" draw:start-glue-point="6" draw:end-shape="id8" draw:end-glue-point="0" svg:d="M6519 10400v1832h3331v1830" svg:viewBox="0 0 3332 3663">
          <text:p/>
        </draw:connector>
        <draw:custom-shape draw:style-name="gr1" draw:text-style-name="P1" xml:id="id9" draw:id="id9" draw:layer="layout" svg:width="2.6cm" svg:height="2.3cm" svg:x="17.6cm" svg:y="11.4cm">
          <text:p text:style-name="P1">pose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1.3cm" svg:y1="14.762cm" svg:x2="17.6cm" svg:y2="12.55cm" draw:start-shape="id8" draw:start-glue-point="1" draw:end-shape="id9" draw:end-glue-point="5" svg:d="M11300 14762h3150v-2212h3150" svg:viewBox="0 0 6301 2213">
          <text:p/>
        </draw:connector>
        <draw:custom-shape draw:style-name="gr1" draw:text-style-name="P2" xml:id="id15" draw:id="id15" draw:layer="layout" svg:width="2.7cm" svg:height="1cm" svg:x="1.4cm" svg:y="14.9cm">
          <text:p text:style-name="P1"><text:span text:style-name="T1">id_lug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2.7cm" svg:height="1cm" svg:x="1.4cm" svg:y="16.6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8" draw:id="id18" draw:layer="layout" svg:width="3.4cm" svg:height="1cm" svg:x="34cm" svg:y="3.5cm">
          <text:p text:style-name="P1"><text:span text:style-name="T2">cod_pos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.8cm" svg:height="1cm" svg:x="34cm" svg:y="4.9cm">
          <text:p text:style-name="P1">ciud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3.1cm" svg:height="1.4cm" svg:x="26.9cm" svg:y="7.8cm">
          <text:p text:style-name="P1">direcció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.2cm" svg:y1="12.55cm" svg:x2="26.9cm" svg:y2="8.5cm" draw:start-shape="id9" draw:start-glue-point="7" draw:end-shape="id10" draw:end-glue-point="3" svg:d="M20200 12550h3351v-4050h3349" svg:viewBox="0 0 6701 4051">
          <text:p/>
        </draw:connector>
        <draw:custom-shape draw:style-name="gr1" draw:text-style-name="P3" xml:id="id11" draw:id="id11" draw:layer="layout" svg:width="3cm" svg:height="0.8cm" svg:x="33.8cm" svg:y="6.1cm">
          <text:p text:style-name="P1"><text:span text:style-name="T2">nume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7cm" svg:height="1.1cm" svg:x="33.8cm" svg:y="7.1cm">
          <text:p text:style-name="P1">s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3.8cm" svg:y1="6.5cm" svg:x2="28.45cm" svg:y2="7.8cm" draw:start-shape="id11" draw:start-glue-point="6" draw:end-shape="id10" draw:end-glue-point="0" svg:d="M33800 6500h-5350v1300" svg:viewBox="0 0 5351 1301">
          <text:p/>
        </draw:connector>
        <draw:connector draw:style-name="gr2" draw:text-style-name="P1" draw:layer="layout" svg:x1="33.8cm" svg:y1="7.65cm" svg:x2="28.45cm" svg:y2="7.8cm" draw:start-shape="id12" draw:start-glue-point="6" draw:end-shape="id10" draw:end-glue-point="0" svg:d="M33800 7650h-1900v-351h-3450v501" svg:viewBox="0 0 5351 502">
          <text:p/>
        </draw:connector>
        <draw:custom-shape draw:style-name="gr1" draw:text-style-name="P2" xml:id="id14" draw:id="id14" draw:layer="layout" svg:width="3.7cm" svg:height="1cm" svg:x="34cm" svg:y="1.4cm">
          <text:p text:style-name="P1"><text:span text:style-name="T1">id_direc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2.7cm" svg:height="0.8cm" svg:x="34.3cm" svg:y="2.6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8.45cm" svg:y1="7.8cm" svg:x2="34.3cm" svg:y2="3cm" draw:start-shape="id10" draw:start-glue-point="0" draw:end-shape="id13" draw:end-glue-point="6" svg:d="M28450 7800v-4800h5850" svg:viewBox="0 0 5851 4801">
          <text:p/>
        </draw:connector>
        <draw:connector draw:style-name="gr2" draw:text-style-name="P1" draw:layer="layout" svg:x1="28.45cm" svg:y1="7.8cm" svg:x2="34cm" svg:y2="1.9cm" draw:start-shape="id10" draw:start-glue-point="0" draw:end-shape="id14" draw:end-glue-point="6" svg:d="M28450 7800v-5900h5550" svg:viewBox="0 0 5551 5901">
          <text:p/>
        </draw:connector>
        <draw:connector draw:style-name="gr2" draw:text-style-name="P1" draw:layer="layout" svg:x1="2.75cm" svg:y1="14.9cm" svg:x2="8.4cm" svg:y2="14.762cm" draw:start-shape="id15" draw:start-glue-point="4" draw:end-shape="id8" draw:end-glue-point="3" svg:d="M2750 14900v-501h3501v363h2149" svg:viewBox="0 0 5651 502">
          <text:p/>
        </draw:connector>
        <draw:connector draw:style-name="gr2" draw:text-style-name="P1" draw:layer="layout" svg:x1="4.1cm" svg:y1="17.1cm" svg:x2="8.4cm" svg:y2="14.762cm" draw:start-shape="id16" draw:start-glue-point="10" draw:end-shape="id8" draw:end-glue-point="3" svg:d="M4100 17100h2151v-2338h2149" svg:viewBox="0 0 4301 2339">
          <text:p/>
        </draw:connector>
        <draw:connector draw:style-name="gr2" draw:text-style-name="P1" draw:layer="layout" svg:x1="34cm" svg:y1="5.4cm" svg:x2="28.45cm" svg:y2="7.8cm" draw:start-shape="id17" draw:start-glue-point="6" draw:end-shape="id10" draw:end-glue-point="0" svg:d="M34000 5400h-5550v2400" svg:viewBox="0 0 5551 2401">
          <text:p/>
        </draw:connector>
        <draw:connector draw:style-name="gr2" draw:text-style-name="P1" draw:layer="layout" svg:x1="34cm" svg:y1="4cm" svg:x2="28.45cm" svg:y2="7.8cm" draw:start-shape="id18" draw:start-glue-point="6" draw:end-shape="id10" draw:end-glue-point="0" svg:d="M34000 4000h-5550v3800" svg:viewBox="0 0 5551 3801">
          <text:p/>
        </draw:connector>
        <draw:custom-shape draw:style-name="gr1" draw:text-style-name="P1" xml:id="id25" draw:id="id25" draw:layer="layout" svg:width="2.835cm" svg:height="1.995cm" draw:transform="rotate (3.1079077990263) translate (26.933cm 22.9cm)">
          <text:p text:style-name="P1">es</text:p>
          <draw:enhanced-geometry svg:viewBox="0 0 21600 21600" draw:glue-points="?f0 0 ?f1 10800 0 21600 10800 21600 21600 21600 ?f7 10800" draw:text-areas="?f1 10800 ?f2 18000 ?f3 7200 ?f4 21600" draw:type="isosceles-triangle" draw:modifiers="10696.822928238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0" draw:id="id20" draw:layer="layout" svg:width="3.6cm" svg:height="1.3cm" svg:x="21.1cm" svg:y="22.8cm">
          <text:p text:style-name="P1">microbus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3.2cm" svg:height="1cm" svg:x="34.85cm" svg:y="20.3cm">
          <text:p text:style-name="P1">colectivo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2.6cm" svg:height="1.2cm" svg:x="17.2cm" svg:y="23.1cm">
          <text:p text:style-name="P1"><text:span text:style-name="T1">pat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2cm" svg:height="1cm" svg:x="17.4cm" svg:y="24.6cm">
          <text:p text:style-name="P1">lin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2.8cm" svg:height="0.9cm" svg:x="38.1cm" svg:y="21.6cm">
          <text:p text:style-name="P1"><text:span text:style-name="T1">pat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2.2cm" svg:height="0.7cm" svg:x="38.2cm" svg:y="22.8cm">
          <text:p text:style-name="P1">line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8cm" svg:y1="23.7cm" svg:x2="21.1cm" svg:y2="23.45cm" draw:start-shape="id19" draw:start-glue-point="10" draw:end-shape="id20" draw:end-glue-point="3" svg:d="M19800 23700h651v-250h649" svg:viewBox="0 0 1301 251">
          <text:p/>
        </draw:connector>
        <draw:connector draw:style-name="gr2" draw:text-style-name="P1" draw:layer="layout" svg:x1="19.4cm" svg:y1="25.1cm" svg:x2="22.9cm" svg:y2="24.1cm" draw:start-shape="id21" draw:start-glue-point="10" draw:end-shape="id20" draw:end-glue-point="2" svg:d="M19400 25100h3500v-1000" svg:viewBox="0 0 3501 1001">
          <text:p/>
        </draw:connector>
        <draw:connector draw:style-name="gr2" draw:text-style-name="P1" draw:layer="layout" svg:x1="39.5cm" svg:y1="21.6cm" svg:x2="38.05cm" svg:y2="20.8cm" draw:start-shape="id22" draw:start-glue-point="4" draw:end-shape="id23" draw:end-glue-point="1" svg:d="M39500 21600v-800h-1450" svg:viewBox="0 0 1451 801">
          <text:p/>
        </draw:connector>
        <draw:connector draw:style-name="gr2" draw:text-style-name="P1" draw:layer="layout" svg:x1="38.2cm" svg:y1="23.15cm" svg:x2="36.45cm" svg:y2="21.3cm" draw:start-shape="id24" draw:start-glue-point="6" draw:end-shape="id23" draw:end-glue-point="2" svg:d="M38200 23150h-1750v-1850" svg:viewBox="0 0 1751 1851">
          <text:p/>
        </draw:connector>
        <draw:connector draw:style-name="gr2" draw:text-style-name="P1" draw:layer="layout" svg:x1="22.9cm" svg:y1="22.8cm" svg:x2="24.851cm" svg:y2="21.835cm" draw:start-shape="id20" draw:start-glue-point="0" draw:end-shape="id25" draw:end-glue-point="9" svg:d="M22900 22800v-965h1951" svg:viewBox="0 0 1952 966">
          <text:p/>
        </draw:connector>
        <draw:connector draw:style-name="gr2" draw:text-style-name="P1" draw:layer="layout" svg:x1="34.85cm" svg:y1="20.8cm" svg:x2="26.269cm" svg:y2="21.883cm" draw:start-shape="id23" draw:start-glue-point="3" draw:end-shape="id25" draw:end-glue-point="5" svg:d="M34850 20800h-3924v1083h-4657" svg:viewBox="0 0 8582 1084">
          <text:p/>
        </draw:connector>
        <draw:custom-shape draw:style-name="gr1" draw:text-style-name="P1" xml:id="id27" draw:id="id27" draw:layer="layout" svg:width="4.2cm" svg:height="2.6cm" svg:x="29.9cm" svg:y="12.4cm">
          <text:p text:style-name="P1">recor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6" draw:id="id26" draw:layer="layout" svg:width="5cm" svg:height="1.4cm" svg:x="23.5cm" svg:y="18cm">
          <text:p text:style-name="P1">locomoc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6cm" svg:y1="19.4cm" svg:x2="25.587cm" svg:y2="20.862cm" draw:start-shape="id26" draw:start-glue-point="2" draw:end-shape="id25" draw:end-glue-point="7" svg:d="M26000 19400v705h-413v757" svg:viewBox="0 0 414 1463">
          <text:p/>
        </draw:connector>
        <draw:connector draw:style-name="gr2" draw:text-style-name="P1" draw:layer="layout" svg:x1="26cm" svg:y1="18cm" svg:x2="29.9cm" svg:y2="13.7cm" draw:start-shape="id26" draw:start-glue-point="0" draw:end-shape="id27" draw:end-glue-point="5" svg:d="M26000 18000v-4300h3900" svg:viewBox="0 0 3901 4301">
          <text:p/>
        </draw:connector>
        <draw:connector draw:style-name="gr2" draw:text-style-name="P1" draw:layer="layout" svg:x1="32cm" svg:y1="12.4cm" svg:x2="28.45cm" svg:y2="9.2cm" draw:start-shape="id27" draw:start-glue-point="4" draw:end-shape="id10" draw:end-glue-point="2" svg:d="M32000 12400v-1600h-3550v-1600" svg:viewBox="0 0 3551 3201">
          <text:p/>
        </draw:connector>
        <draw:frame draw:style-name="gr3" draw:layer="layout" svg:width="0.9cm" svg:height="1.05cm" svg:x="6.2cm" svg:y="4.423cm">
          <draw:text-box>
            <text:p>1</text:p>
          </draw:text-box>
        </draw:frame>
        <draw:frame draw:style-name="gr4" draw:layer="layout" svg:width="1.7cm" svg:height="0.962cm" svg:x="7.8cm" svg:y="12.8cm">
          <draw:text-box>
            <text:p>1..n</text:p>
          </draw:text-box>
        </draw:frame>
        <draw:custom-shape draw:style-name="gr1" draw:text-style-name="P1" xml:id="id28" draw:id="id28" draw:layer="layout" svg:width="3.5cm" svg:height="1.1cm" svg:x="1cm" svg:y="18.3cm">
          <text:p text:style-name="P1">descrip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5cm" svg:y1="18.85cm" svg:x2="8.4cm" svg:y2="14.762cm" draw:start-shape="id28" draw:start-glue-point="10" draw:end-shape="id8" draw:end-glue-point="3" svg:d="M4500 18850h1951v-4088h1949" svg:viewBox="0 0 3901 4089">
          <text:p/>
        </draw:connector>
        <draw:custom-shape draw:style-name="gr1" draw:text-style-name="P1" xml:id="id29" draw:id="id29" draw:layer="layout" svg:width="4.2cm" svg:height="1cm" svg:x="17.2cm" svg:y="26cm">
          <text:p text:style-name="P1">disponibilid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4.2cm" svg:height="1cm" svg:x="37.5cm" svg:y="23.7cm">
          <text:p text:style-name="P1">disponibilid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1.4cm" svg:y1="26.5cm" svg:x2="22.9cm" svg:y2="24.1cm" draw:start-shape="id29" draw:start-glue-point="10" draw:end-shape="id20" draw:end-glue-point="2" svg:d="M21400 26500h1500v-2400" svg:viewBox="0 0 1501 2401">
          <text:p/>
        </draw:connector>
        <draw:connector draw:style-name="gr2" draw:text-style-name="P1" draw:layer="layout" svg:x1="37.5cm" svg:y1="24.2cm" svg:x2="36.45cm" svg:y2="21.3cm" draw:start-shape="id30" draw:start-glue-point="6" draw:end-shape="id23" draw:end-glue-point="2" svg:d="M37500 24200h-1050v-2900" svg:viewBox="0 0 1051 2901">
          <text:p/>
        </draw:connector>
        <draw:custom-shape draw:style-name="gr1" draw:text-style-name="P1" xml:id="id31" draw:id="id31" draw:layer="layout" svg:width="2.8cm" svg:height="1.2cm" svg:x="28.9cm" svg:y="23.3cm">
          <text:p text:style-name="P1">Taxi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3.3cm" svg:height="1cm" svg:x="31cm" svg:y="25cm">
          <text:p text:style-name="P1"><text:span text:style-name="T1">pat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2.6cm" svg:height="1.1cm" svg:x="30.5cm" svg:y="26.1cm">
          <text:p text:style-name="P1">lin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4.6cm" svg:height="1.2cm" svg:x="30.1cm" svg:y="27.6cm">
          <text:p text:style-name="P1">disponibilid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0.3cm" svg:y1="24.5cm" svg:x2="31cm" svg:y2="25.5cm" draw:start-shape="id31" draw:start-glue-point="2" draw:end-shape="id32" draw:end-glue-point="6" svg:d="M30300 24500v1000h700" svg:viewBox="0 0 701 1001">
          <text:p/>
        </draw:connector>
        <draw:connector draw:style-name="gr2" draw:text-style-name="P1" draw:layer="layout" svg:x1="30.3cm" svg:y1="24.5cm" svg:x2="30.5cm" svg:y2="26.65cm" draw:start-shape="id31" draw:start-glue-point="2" draw:end-shape="id33" draw:end-glue-point="6" svg:d="M30300 24500v800h-301v1350h501" svg:viewBox="0 0 502 2151">
          <text:p/>
        </draw:connector>
        <draw:connector draw:style-name="gr2" draw:text-style-name="P1" draw:layer="layout" svg:x1="30.3cm" svg:y1="24.5cm" svg:x2="30.1cm" svg:y2="28.2cm" draw:start-shape="id31" draw:start-glue-point="2" draw:end-shape="id34" draw:end-glue-point="6" svg:d="M30300 24500v1550h-701v2150h501" svg:viewBox="0 0 702 3701">
          <text:p/>
        </draw:connector>
        <draw:connector draw:style-name="gr2" draw:text-style-name="P1" draw:layer="layout" svg:x1="25.533cm" svg:y1="22.857cm" svg:x2="28.9cm" svg:y2="23.9cm" draw:start-shape="id25" draw:start-glue-point="4" draw:end-shape="id31" draw:end-glue-point="3" svg:d="M25533 22857v1043h3367" svg:viewBox="0 0 3368 1044">
          <text:p/>
        </draw:connector>
        <draw:frame draw:style-name="gr5" draw:layer="layout" svg:width="1.6cm" svg:height="0.962cm" svg:x="11.5cm" svg:y="15.062cm">
          <draw:text-box>
            <text:p>1..n</text:p>
          </draw:text-box>
        </draw:frame>
        <draw:frame draw:style-name="gr3" draw:layer="layout" svg:width="1.7cm" svg:height="1.05cm" svg:x="25cm" svg:y="7.3cm">
          <draw:text-box>
            <text:p>1..n</text:p>
          </draw:text-box>
        </draw:frame>
        <draw:custom-shape draw:style-name="gr1" draw:text-style-name="P1" xml:id="id35" draw:id="id35" draw:layer="layout" svg:width="4.5cm" svg:height="1cm" svg:x="17.009cm" svg:y="27.2cm">
          <text:p text:style-name="P1">discapacitad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1.509cm" svg:y1="27.7cm" svg:x2="22.9cm" svg:y2="24.1cm" draw:start-shape="id35" draw:start-glue-point="10" draw:end-shape="id20" draw:end-glue-point="2" svg:d="M21509 27700h1391v-3600" svg:viewBox="0 0 1392 3601">
          <text:p/>
        </draw:connector>
        <draw:custom-shape draw:style-name="gr1" draw:text-style-name="P1" xml:id="id36" draw:id="id36" draw:layer="layout" svg:width="4.5cm" svg:height="1cm" svg:x="25.2cm" svg:y="28.3cm">
          <text:p text:style-name="P1">discapacitad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7.45cm" svg:y1="28.3cm" svg:x2="30.3cm" svg:y2="24.5cm" draw:start-shape="id36" draw:start-glue-point="4" draw:end-shape="id31" draw:end-glue-point="2" svg:d="M27450 28300v-1900h2850v-1900" svg:viewBox="0 0 2851 3801">
          <text:p/>
        </draw:connector>
        <draw:custom-shape draw:style-name="gr1" draw:text-style-name="P1" xml:id="id37" draw:id="id37" draw:layer="layout" svg:width="4.5cm" svg:height="1cm" svg:x="37.1cm" svg:y="24.8cm">
          <text:p text:style-name="P1">discapacitad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7.1cm" svg:y1="25.3cm" svg:x2="36.45cm" svg:y2="21.3cm" draw:start-shape="id37" draw:start-glue-point="6" draw:end-shape="id23" draw:end-glue-point="2" svg:d="M37100 25300h-650v-4000" svg:viewBox="0 0 651 4001">
          <text:p/>
        </draw:connector>
        <draw:custom-shape draw:style-name="gr1" draw:text-style-name="P1" xml:id="id38" draw:id="id38" draw:layer="layout" svg:width="4.5cm" svg:height="1.5cm" svg:x="5.5cm" svg:y="24.6cm">
          <text:p text:style-name="P1">caracteristica</text:p>
          <draw:enhanced-geometry svg:viewBox="0 0 21600 21600" draw:type="rectangle" draw:enhanced-path="M 0 0 L 21600 0 21600 21600 0 21600 0 0 Z N"/>
        </draw:custom-shape>
        <draw:custom-shape draw:style-name="gr1" draw:text-style-name="P1" xml:id="id40" draw:id="id40" draw:layer="layout" svg:width="3.1cm" svg:height="1.1cm" svg:x="0.9cm" svg:y="26.4cm">
          <text:p text:style-name="P1">id_ca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2.8cm" svg:height="1cm" svg:x="3.8cm" svg:y="27.8cm">
          <text:p text:style-name="P1">Ti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75cm" svg:y1="26.1cm" svg:x2="6.6cm" svg:y2="28.3cm" draw:start-shape="id38" draw:start-glue-point="2" draw:end-shape="id39" draw:end-glue-point="10" svg:d="M7750 26100v2200h-1150" svg:viewBox="0 0 1151 2201">
          <text:p/>
        </draw:connector>
        <draw:connector draw:style-name="gr2" draw:text-style-name="P1" draw:layer="layout" svg:x1="5.5cm" svg:y1="25.35cm" svg:x2="4cm" svg:y2="26.95cm" draw:start-shape="id38" draw:start-glue-point="3" draw:end-shape="id40" draw:end-glue-point="10" svg:d="M5500 25350h-749v1600h-751" svg:viewBox="0 0 1501 1601">
          <text:p/>
        </draw:connector>
        <draw:custom-shape draw:style-name="gr1" draw:text-style-name="P1" xml:id="id41" draw:id="id41" draw:layer="layout" svg:width="3.6cm" svg:height="2.5cm" svg:x="9.5cm" svg:y="19.1cm">
          <text:p text:style-name="P1">tiene</text:p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connector draw:style-name="gr2" draw:text-style-name="P1" draw:layer="layout" svg:x1="7.75cm" svg:y1="24.6cm" svg:x2="11.3cm" svg:y2="21.6cm" draw:start-shape="id38" draw:start-glue-point="0" draw:end-shape="id41" draw:end-glue-point="6" svg:d="M7750 24600v-1499h3550v-1501" svg:viewBox="0 0 3551 3001">
          <text:p/>
        </draw:connector>
        <draw:connector draw:style-name="gr2" draw:text-style-name="P1" draw:layer="layout" svg:x1="9.85cm" svg:y1="15.462cm" svg:x2="11.3cm" svg:y2="19.1cm" draw:start-shape="id8" draw:start-glue-point="2" draw:end-shape="id41" draw:end-glue-point="4" svg:d="M9850 15462v1819h1450v1819" svg:viewBox="0 0 1451 3639">
          <text:p/>
        </draw:connector>
        <draw:frame draw:style-name="gr3" draw:layer="layout" svg:width="1.2cm" svg:height="1.05cm" svg:x="8.8cm" svg:y="15.562cm">
          <draw:text-box>
            <text:p>1</text:p>
          </draw:text-box>
        </draw:frame>
        <draw:frame draw:style-name="gr6" draw:layer="layout" svg:width="1.7cm" svg:height="1.25cm" svg:x="5.9cm" svg:y="23.3cm">
          <draw:text-box>
            <text:p>1..n</text:p>
          </draw:text-box>
        </draw:frame>
        <draw:custom-shape draw:style-name="gr1" draw:text-style-name="P1" xml:id="id42" draw:id="id42" draw:layer="layout" svg:width="3.7cm" svg:height="1.2cm" svg:x="16.6cm" svg:y="15.4cm">
          <text:p text:style-name="P1">valorac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8.45cm" svg:y1="15.4cm" svg:x2="18.9cm" svg:y2="13.7cm" draw:start-shape="id42" draw:start-glue-point="4" draw:end-shape="id9" draw:end-glue-point="6" svg:d="M18450 15400v-849h450v-851" svg:viewBox="0 0 451 1701">
          <text:p/>
        </draw:connector>
        <draw:frame draw:style-name="gr6" draw:layer="layout" svg:width="1.8cm" svg:height="1.25cm" svg:x="28.6cm" svg:y="9.5cm">
          <draw:text-box>
            <text:p>1..n</text:p>
          </draw:text-box>
        </draw:frame>
        <draw:frame draw:style-name="gr7" draw:layer="layout" svg:width="1.7cm" svg:height="1.55cm" svg:x="26.4cm" svg:y="16.8cm">
          <draw:text-box>
            <text:p>1..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4:27:58.359660700</meta:creation-date>
    <dc:date>2016-11-18T13:22:59.601934250</dc:date>
    <meta:editing-duration>P0D</meta:editing-duration>
    <meta:editing-cycles>3</meta:editing-cycles>
    <meta:generator>LibreOffice/4.2.8.2$Linux_X86_64 LibreOffice_project/420m0$Build-2</meta:generator>
    <dc:creator>Diego Ignacio Rojas Asenjo</dc:creator>
    <meta:document-statistic meta:object-count="91"/>
  </office:meta>
</office:document-meta>
</file>